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2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66b4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9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0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19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0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1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22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3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4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26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P28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6eb9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b6eb96" style:font-style-asian="normal" style:font-weight-asian="bold" style:font-style-complex="normal" style:font-weight-complex="bold"/>
    </style:style>
    <style:style style:name="T1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6d992f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weight="normal" officeooo:rsid="009ed1d8" style:font-weight-asian="normal" style:font-weight-complex="normal"/>
    </style:style>
    <style:style style:name="T15" style:family="text">
      <style:text-properties style:font-name="Liberation Serif" fo:font-weight="normal" officeooo:rsid="00a067cc" style:font-weight-asian="normal" style:font-weight-complex="normal"/>
    </style:style>
    <style:style style:name="T16" style:family="text">
      <style:text-properties officeooo:rsid="006ecc18"/>
    </style:style>
    <style:style style:name="T17" style:family="text">
      <style:text-properties officeooo:rsid="006fff2d"/>
    </style:style>
    <style:style style:name="T18" style:family="text">
      <style:text-properties officeooo:rsid="00715996"/>
    </style:style>
    <style:style style:name="T19" style:family="text">
      <style:text-properties officeooo:rsid="00717c6f"/>
    </style:style>
    <style:style style:name="T20" style:family="text">
      <style:text-properties officeooo:rsid="00750cc2"/>
    </style:style>
    <style:style style:name="T21" style:family="text">
      <style:text-properties style:font-name="Liberation Mono" fo:font-weight="normal" officeooo:rsid="008031e3" style:font-weight-asian="normal" style:font-weight-complex="normal"/>
    </style:style>
    <style:style style:name="T22" style:family="text">
      <style:text-properties style:font-name="Liberation Mono" fo:font-weight="normal" officeooo:rsid="009ed1d8" style:font-weight-asian="normal" style:font-weight-complex="normal"/>
    </style:style>
    <style:style style:name="T23" style:family="text">
      <style:text-properties style:font-name="Liberation Mono" fo:font-weight="normal" officeooo:rsid="00a067cc" style:font-weight-asian="normal" style:font-weight-complex="normal"/>
    </style:style>
    <style:style style:name="T24" style:family="text">
      <style:text-properties style:font-name="Liberation Mono1"/>
    </style:style>
    <style:style style:name="T25" style:family="text">
      <style:text-properties style:font-name="Liberation Mono1" fo:font-style="normal" fo:font-weight="normal" officeooo:rsid="009d610b" style:font-style-asian="normal" style:font-weight-asian="normal" style:font-style-complex="normal" style:font-weight-complex="normal"/>
    </style:style>
    <style:style style:name="T26" style:family="text">
      <style:text-properties style:font-name="Liberation Mono1" fo:font-style="normal" fo:font-weight="normal" officeooo:rsid="00a66b48" style:font-style-asian="normal" style:font-weight-asian="normal" style:font-style-complex="normal" style:font-weight-complex="normal"/>
    </style:style>
    <style:style style:name="T27" style:family="text">
      <style:text-properties style:font-name="Liberation Mono1" fo:font-style="normal" fo:font-weight="normal" officeooo:rsid="00ae820c" style:font-style-asian="normal" style:font-weight-asian="normal" style:font-style-complex="normal" style:font-weight-complex="normal"/>
    </style:style>
    <style:style style:name="T28" style:family="text">
      <style:text-properties style:font-name="Liberation Mono1" fo:font-style="normal" fo:font-weight="normal" officeooo:rsid="00afcba0" style:font-style-asian="normal" style:font-weight-asian="normal" style:font-style-complex="normal" style:font-weight-complex="normal"/>
    </style:style>
    <style:style style:name="T29" style:family="text">
      <style:text-properties style:font-name="Liberation Mono1" officeooo:rsid="009bd6de"/>
    </style:style>
    <style:style style:name="T30" style:family="text">
      <style:text-properties style:font-name="Liberation Mono1" officeooo:rsid="009d610b"/>
    </style:style>
    <style:style style:name="T31" style:family="text">
      <style:text-properties style:font-name="Liberation Mono1" officeooo:rsid="009e785b"/>
    </style:style>
    <style:style style:name="T32" style:family="text">
      <style:text-properties style:font-name="Liberation Mono1" officeooo:rsid="00a49d44"/>
    </style:style>
    <style:style style:name="T33" style:family="text">
      <style:text-properties style:font-name="Liberation Mono1" fo:font-style="italic" officeooo:rsid="00a49d44" style:font-style-asian="italic" style:font-style-complex="italic"/>
    </style:style>
    <style:style style:name="T34" style:family="text">
      <style:text-properties style:font-name="Liberation Mono1" fo:font-style="italic" officeooo:rsid="00a51559" style:font-style-asian="italic" style:font-style-complex="italic"/>
    </style:style>
    <style:style style:name="T35" style:family="text">
      <style:text-properties style:font-name="Liberation Mono1" officeooo:rsid="00a51559"/>
    </style:style>
    <style:style style:name="T36" style:family="text">
      <style:text-properties style:font-name="Liberation Mono1" officeooo:rsid="00a66b48"/>
    </style:style>
    <style:style style:name="T37" style:family="text">
      <style:text-properties style:font-name="Liberation Mono1" officeooo:rsid="00ac51f1"/>
    </style:style>
    <style:style style:name="T38" style:family="text">
      <style:text-properties style:font-name="Liberation Mono1" officeooo:rsid="00b6eb96"/>
    </style:style>
    <style:style style:name="T39" style:family="text">
      <style:text-properties officeooo:rsid="007868ee"/>
    </style:style>
    <style:style style:name="T40" style:family="text">
      <style:text-properties officeooo:rsid="0082b4be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3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5" style:family="text">
      <style:text-properties officeooo:rsid="009bd6de"/>
    </style:style>
    <style:style style:name="T46" style:family="text">
      <style:text-properties officeooo:rsid="009d610b"/>
    </style:style>
    <style:style style:name="T47" style:family="text">
      <style:text-properties officeooo:rsid="009db070"/>
    </style:style>
    <style:style style:name="T48" style:family="text">
      <style:text-properties officeooo:rsid="009e785b"/>
    </style:style>
    <style:style style:name="T49" style:family="text">
      <style:text-properties officeooo:rsid="009ed1d8"/>
    </style:style>
    <style:style style:name="T50" style:family="text">
      <style:text-properties officeooo:rsid="00a067cc"/>
    </style:style>
    <style:style style:name="T51" style:family="text">
      <style:text-properties officeooo:rsid="00a1df3a"/>
    </style:style>
    <style:style style:name="T52" style:family="text">
      <style:text-properties officeooo:rsid="00a3adb1"/>
    </style:style>
    <style:style style:name="T53" style:family="text">
      <style:text-properties officeooo:rsid="00a485fd"/>
    </style:style>
    <style:style style:name="T54" style:family="text">
      <style:text-properties officeooo:rsid="00a49d44"/>
    </style:style>
    <style:style style:name="T55" style:family="text">
      <style:text-properties officeooo:rsid="00a51559"/>
    </style:style>
    <style:style style:name="T56" style:family="text">
      <style:text-properties officeooo:rsid="00a66b48"/>
    </style:style>
    <style:style style:name="T57" style:family="text">
      <style:text-properties officeooo:rsid="00a8fdbd"/>
    </style:style>
    <style:style style:name="T58" style:family="text">
      <style:text-properties officeooo:rsid="00aa2bb7"/>
    </style:style>
    <style:style style:name="T59" style:family="text">
      <style:text-properties officeooo:rsid="00aca111"/>
    </style:style>
    <style:style style:name="T60" style:family="text">
      <style:text-properties officeooo:rsid="00ad438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b01935"/>
    </style:style>
    <style:style style:name="T63" style:family="text">
      <style:text-properties officeooo:rsid="00b30572"/>
    </style:style>
    <style:style style:name="T64" style:family="text">
      <style:text-properties officeooo:rsid="00b49077"/>
    </style:style>
    <style:style style:name="T65" style:family="text">
      <style:text-properties officeooo:rsid="00b6e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1">TECO-</text:span><text:span text:style-name="T42">64 </text:span><text:span text:style-name="T41"><text:s/>– </text:span><text:span text:style-name="T44">Unimplemented </text:span><text:span text:style-name="T43">Features</text:span></text:p>
      <text:p text:style-name="P9">Overview</text:p>
      <text:p text:style-name="P25">This document describes <text:span text:style-name="T57">common features</text:span> <text:span text:style-name="T59">of earlier TECOs </text:span>that have not been <text:span text:style-name="T57">i</text:span><text:span text:style-name="T59">ncluded</text:span><text:span text:style-name="T57"> in </text:span><text:span text:style-name="T59">this version of </text:span><text:span text:style-name="T57">TECO-64 </text:span><text:span text:style-name="T60">for one of the following reasons:</text:span></text:p>
      <text:list xml:id="list4232771734" text:style-name="L1">
        <text:list-item>
          <text:p text:style-name="P27"><text:span text:style-name="T4">Implementation has been </text:span><text:span text:style-name="T3">deferred to a</text:span><text:span text:style-name="T2"> future release.</text:span></text:p>
        </text:list-item>
        <text:list-item>
          <text:p text:style-name="P27"><text:span text:style-name="T4">Implementation </text:span><text:span text:style-name="T12">requires</text:span><text:span text:style-name="T4"> </text:span><text:span text:style-name="T12">definition of</text:span><text:span text:style-name="T4"> how features</text:span><text:span text:style-name="T2"> should work in </text:span><text:span text:style-name="T3">the supported</text:span><text:span text:style-name="T2"> operating environments.</text:span></text:p>
        </text:list-item>
        <text:list-item>
          <text:p text:style-name="P27"><text:span text:style-name="T4">Implementation </text:span><text:span text:style-name="T12">makes no sense for obsolete or irrelevant features.</text:span></text:p>
        </text:list-item>
      </text:list>
      <text:p text:style-name="P10">File Specification Switches</text:p>
      <text:p text:style-name="P24"><text:span text:style-name="T59">General c</text:span><text:span text:style-name="T52">ommand-line options for TECO are described in other documentation, but </text:span><text:span text:style-name="T56">no options for</text:span><text:span text:style-name="T52"> special file modes or file formats have been implemente</text:span><text:span text:style-name="T64">d to specify such things as output file cluster sizes, non-standard open modes, BASIC-PLUS-2 line continuation, orFORTRAN carriage control.</text:span></text:p>
      <text:p text:style-name="P8"><text:span text:style-name="T39">^T</text:span><text:tab/><text:span text:style-name="T47">Read</text:span><text:span text:style-name="T40"> ASCII character</text:span></text:p>
      <text:p text:style-name="P12"><text:span text:style-name="T31">:^T</text:span><text:tab/><text:span text:style-name="T48">Reads and decodes the next keystroke typed at the terminal. Note that only the colon-modified ^T command </text:span><text:span text:style-name="T51">is un</text:span><text:span text:style-name="T48">implemented. The colon-modified command is used to detect ESCape sequences.</text:span></text:p>
      <text:p text:style-name="P5">E<text:span text:style-name="T45">D</text:span><text:tab/><text:span text:style-name="T16">E</text:span><text:span text:style-name="T45">dit Level Flag</text:span></text:p>
      <text:p text:style-name="P13"><text:span text:style-name="T24">E</text:span><text:span text:style-name="T29">D</text:span><text:span text:style-name="T24">&amp;</text:span><text:span text:style-name="T29">4</text:span><text:tab/><text:span text:style-name="T45">Expand memory as much as possible.</text:span></text:p>
      <text:p text:style-name="P13"><text:span text:style-name="T24">E</text:span><text:span text:style-name="T29">D</text:span><text:span text:style-name="T24">&amp;</text:span><text:span text:style-name="T29">32</text:span><text:tab/><text:span text:style-name="T45">Enable immediate-mode ESCape-sequence commands.</text:span></text:p>
      <text:p text:style-name="P13"><text:span text:style-name="T24">E</text:span><text:span text:style-name="T29">D</text:span><text:span text:style-name="T24">&amp;</text:span><text:span text:style-name="T29">128<text:tab/></text:span><text:span text:style-name="T45">Automatic refresh inhibit.</text:span></text:p>
      <text:p text:style-name="P6">E<text:span text:style-name="T53">G</text:span><text:tab/><text:span text:style-name="T16">E</text:span><text:span text:style-name="T53">xit and Go Command</text:span></text:p>
      <text:p text:style-name="P17"><text:span text:style-name="T29">:</text:span><text:span text:style-name="T32">EG</text:span><text:span text:style-name="T33">INI`</text:span><text:tab/><text:span text:style-name="T54">Can be used to read the TECO_INIT environment variable, but not to set or clear it.</text:span></text:p>
      <text:p text:style-name="P17"><text:span text:style-name="T29">:</text:span><text:span text:style-name="T32">EG</text:span><text:span text:style-name="T34">LIB</text:span><text:span text:style-name="T33">`</text:span><text:tab/><text:span text:style-name="T54">Can be used to read the TECO_</text:span><text:span text:style-name="T55">LIBRARY</text:span><text:span text:style-name="T54"> environment variable, but not to set or clear it.</text:span></text:p>
      <text:p text:style-name="P17"><text:span text:style-name="T29">:</text:span><text:span text:style-name="T32">EG</text:span><text:span text:style-name="T34">MEM</text:span><text:span text:style-name="T33">`</text:span><text:tab/><text:span text:style-name="T54">Can be used to read the TECO_</text:span><text:span text:style-name="T55">MEMORY</text:span><text:span text:style-name="T54"> environment variable, but not to set or clear it.</text:span></text:p>
      <text:p text:style-name="P17"><text:span text:style-name="T29">:</text:span><text:span text:style-name="T33">EG</text:span><text:span text:style-name="T34">VTE</text:span><text:span text:style-name="T33">`</text:span><text:tab/><text:span text:style-name="T54">Can be used to read the TECO_</text:span><text:span text:style-name="T55">VTEDIT</text:span><text:span text:style-name="T54"> environment variable, but not to set or clear it.</text:span></text:p>
      <text:p text:style-name="P6"><text:soft-page-break/>E<text:span text:style-name="T55">J</text:span><text:tab/><text:span text:style-name="T55">Environment Characteris</text:span><text:span text:style-name="T57">tics</text:span></text:p>
      <text:p text:style-name="P17"><text:span text:style-name="T35">1EJ</text:span><text:tab/><text:span text:style-name="T55">Always returns 0.</text:span></text:p>
      <text:p text:style-name="P28"><text:span text:style-name="T35">2EJ</text:span><text:tab/><text:span text:style-name="T55">Always returns 0.</text:span></text:p>
      <text:p text:style-name="P28"><text:span text:style-name="T38">m,1</text:span><text:span text:style-name="T35">EJ</text:span><text:tab/><text:span text:style-name="T65">Causes NYI error.</text:span></text:p>
      <text:p text:style-name="P28"><text:span text:style-name="T38">m,2</text:span><text:span text:style-name="T35">EJ</text:span><text:tab/><text:span text:style-name="T65">Causes NYI error.</text:span></text:p>
      <text:p text:style-name="P29">E<text:span text:style-name="T45">T</text:span><text:span text:style-name="T17"><text:tab/></text:span><text:span text:style-name="T45">Terminal Mode Flag</text:span></text:p>
      <text:p text:style-name="P11"><text:span text:style-name="T24">E</text:span><text:span text:style-name="T29">T</text:span><text:span text:style-name="T24">&amp;</text:span><text:span text:style-name="T29">16</text:span><text:tab/><text:span text:style-name="T45">Cancel CTRL/O on type out.</text:span></text:p>
      <text:p text:style-name="P11"><text:span text:style-name="T24">E</text:span><text:span text:style-name="T29">T</text:span><text:span text:style-name="T24">&amp;</text:span><text:span text:style-name="T29">64</text:span><text:tab/><text:span text:style-name="T45">Detach flag.</text:span></text:p>
      <text:p text:style-name="P11"><text:span text:style-name="T24">E</text:span><text:span text:style-name="T29">T</text:span><text:span text:style-name="T24">&amp;</text:span><text:span text:style-name="T29">256</text:span><text:tab/><text:span text:style-name="T45">Truncate output lines to terminal width.</text:span></text:p>
      <text:p text:style-name="P11"><text:span text:style-name="T24">E</text:span><text:span text:style-name="T29">T</text:span><text:span text:style-name="T24">&amp;</text:span><text:span text:style-name="T29">512</text:span><text:tab/><text:span text:style-name="T45">The scope “WATCH” feature of TECO is present (always set).</text:span></text:p>
      <text:p text:style-name="P11"><text:span text:style-name="T24">E</text:span><text:span text:style-name="T29">T</text:span><text:span text:style-name="T24">&amp;</text:span><text:span text:style-name="T29">1024</text:span><text:tab/><text:span text:style-name="T45">The refresh scope “WATCH” feature of TECO is present (always </text:span><text:span text:style-name="T58">clear</text:span><text:span text:style-name="T45">).</text:span></text:p>
      <text:p text:style-name="P11"><text:span text:style-name="T24">E</text:span><text:span text:style-name="T30">T</text:span><text:span text:style-name="T24">&amp;</text:span><text:span text:style-name="T30">4096</text:span><text:tab/><text:span text:style-name="T46">Terminal is capable of handling eight-bit character codes. Can be set or reset by user, and is used by TECO, but operating system is not informed.</text:span></text:p>
      <text:p text:style-name="P11"><text:span text:style-name="T24">E</text:span><text:span text:style-name="T30">T</text:span><text:span text:style-name="T24">&amp;</text:span><text:span text:style-name="T30">16384</text:span><text:tab/><text:span text:style-name="T46">Special VT220 mode.</text:span></text:p>
      <text:p text:style-name="P2"><text:span text:style-name="T49">EY</text:span><text:span text:style-name="T20"><text:tab/></text:span><text:span text:style-name="T49">Yank Commands (w/o yank protection)</text:span></text:p>
      <text:p text:style-name="P21"><text:span text:style-name="T22">-E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1"><text:span text:style-name="T22">-:EY</text:span><text:span text:style-name="T21"><text:tab/></text:span><text:span text:style-name="T14">Same as the -EY command but a value is returned. This is a TECO-32 feature, and will be implemented in a future release of TECO-64.</text:span></text:p>
      <text:p text:style-name="P3"><text:span text:style-name="T50">N</text:span><text:span text:style-name="T20"><text:tab/></text:span><text:span text:style-name="T50">Search</text:span><text:span text:style-name="T49"> Commands </text:span><text:span text:style-name="T50">(non-stop)</text:span></text:p>
      <text:p text:style-name="P22"><text:span text:style-name="T22">-</text:span><text:span text:style-name="T23">Ntext`</text:span><text:span text:style-name="T21"><text:tab/></text:span><text:span text:style-name="T14">P</text:span><text:span text:style-name="T15">erforms the same function as the -S command except that the search is continued (backwards) across page boundaries, if necessary, until the character string is found or the beginning of the file being edited is reached. </text:span><text:span text:style-name="T14">This is a TECO-32 feature, and will be implemented in a future release of TECO-64.</text:span></text:p>
      <text:p text:style-name="P23"><text:span text:style-name="T22">-</text:span><text:span text:style-name="T23">nNtext`</text:span><text:span text:style-name="T21"><text:tab/></text:span><text:span text:style-name="T15">This command searches (backwards) for the nth occurrence of the specified character string. It is identical to the -N command in other respects. </text:span><text:span text:style-name="T14">This is a TECO-32 feature, and will be implemented in a future release of TECO-64.</text:span></text:p>
      <text:p text:style-name="P3"><text:span text:style-name="T49">P</text:span><text:span text:style-name="T20"><text:tab/></text:span><text:span text:style-name="T49">Page Commands</text:span></text:p>
      <text:p text:style-name="P21"><text:soft-page-break/><text:span text:style-name="T22">-nP</text:span><text:span text:style-name="T21"><text:tab/></text:span><text:span text:style-name="T14">Page backwards. This is a TECO-32 feature, and will be implemented in a future release of TECO-64.</text:span></text:p>
      <text:p text:style-name="P21"><text:span text:style-name="T22">-n:P</text:span><text:span text:style-name="T21"><text:tab/></text:span><text:span text:style-name="T14">Same as the -nP command, but a value is returned. This is a TECO-32 feature, and will be implemented in a future release of TECO-64.</text:span></text:p>
      <text:p text:style-name="P7"><text:span text:style-name="T46">W</text:span><text:span text:style-name="T19"><text:tab/></text:span><text:span text:style-name="T46">Video Terminal Watch Commands</text:span></text:p>
      <text:p text:style-name="P26">These commands <text:span text:style-name="T62">facilitated screen updates</text:span> that <text:span text:style-name="T62">are</text:span> now handled by the <text:span text:style-name="T61">ncurses</text:span> library. Other than -1W and W, for enabling and disabling window mode, respectively, and 7:W, <text:span text:style-name="T62">for setting the size of a scrolling region, </text:span>they appear to be largely unnecessary. <text:span text:style-name="T63">1:W and 2:W are supported for terminal width and height, respectively, but should be unnecessary since TECO determines the terminal size automatically at start-up and whenever the window is resized.</text:span></text:p>
      <text:p text:style-name="P18"><text:span text:style-name="T25">-</text:span><text:span text:style-name="T27">1</text:span><text:span text:style-name="T25">W</text:span><text:span text:style-name="T1"><text:tab/></text:span><text:span text:style-name="T5">Refresh the terminal’s screen to show the contents of the text buffer.</text:span></text:p>
      <text:p text:style-name="P18"><text:span text:style-name="T25">-</text:span><text:span text:style-name="T27">n</text:span><text:span text:style-name="T25">W</text:span><text:span text:style-name="T1"><text:tab/></text:span><text:span text:style-name="T10">Ignored.</text:span></text:p>
      <text:p text:style-name="P19"><text:span text:style-name="T26">n</text:span><text:span text:style-name="T25">W</text:span><text:span text:style-name="T1"><text:tab/></text:span><text:span text:style-name="T10">Ignored.</text:span></text:p>
      <text:p text:style-name="P19"><text:span text:style-name="T27">0</text:span><text:span text:style-name="T25">W</text:span><text:span text:style-name="T1"><text:tab/></text:span><text:span text:style-name="T10">Ignored.</text:span></text:p>
      <text:p text:style-name="P19"><text:span text:style-name="T25">W</text:span><text:span text:style-name="T1"><text:tab/></text:span><text:span text:style-name="T5">Forget screen image and special scope modes.</text:span></text:p>
      <text:p text:style-name="P19"><text:span text:style-name="T26">-</text:span><text:span text:style-name="T27">1000</text:span><text:span text:style-name="T25">W</text:span><text:span text:style-name="T1"><text:tab/></text:span><text:span text:style-name="T10">Ignored.</text:span></text:p>
      <text:p text:style-name="P19"><text:span text:style-name="T26">0:W</text:span><text:span text:style-name="T6"><text:tab/></text:span><text:span text:style-name="T10">Can be read </text:span><text:span text:style-name="T11">or</text:span><text:span text:style-name="T10"> set, but </text:span><text:span text:style-name="T11">is </text:span><text:span text:style-name="T10">otherwise ignored.</text:span></text:p>
      <text:p text:style-name="P20"><text:span text:style-name="T26">:W</text:span><text:span text:style-name="T6"><text:tab/></text:span><text:span text:style-name="T11">Equivalent to 0:W.</text:span></text:p>
      <text:p text:style-name="P20"><text:span text:style-name="T28">1</text:span><text:span text:style-name="T26">:W</text:span><text:span text:style-name="T6"><text:tab/></text:span><text:span text:style-name="T8">Re</text:span><text:span text:style-name="T11">ad</text:span><text:span text:style-name="T8"> or set the horizontal size of the user’s </text:span><text:span text:style-name="T11">editing window.</text:span></text:p>
      <text:p text:style-name="P19"><text:span text:style-name="T28">2</text:span><text:span text:style-name="T26">:W</text:span><text:span text:style-name="T6"><text:tab/></text:span><text:span text:style-name="T8">Re</text:span><text:span text:style-name="T11">ad</text:span><text:span text:style-name="T8"> or set the vertical size of the user’s </text:span><text:span text:style-name="T11">editing window.</text:span></text:p>
      <text:p text:style-name="P19"><text:span text:style-name="T26">3:W</text:span><text:span text:style-name="T6"><text:tab/></text:span><text:span text:style-name="T8">Re</text:span><text:span text:style-name="T11">ad</text:span><text:span text:style-name="T8"> or set </text:span><text:span text:style-name="T7">SEEALL mode. </text:span><text:span text:style-name="T11">This is currently not used, but may be</text:span><text:span text:style-name="T9"> added in a future release.</text:span></text:p>
      <text:p text:style-name="P14"><text:span text:style-name="T36">4:W</text:span><text:span text:style-name="T18"><text:tab/></text:span><text:span text:style-name="T63">Can be read or set, but is otherwise ignored.</text:span></text:p>
      <text:p text:style-name="P15"><text:span text:style-name="T36">5:W</text:span><text:span text:style-name="T18"><text:tab/></text:span><text:span text:style-name="T63">Can be read or set, but is otherwise ignored.</text:span></text:p>
      <text:p text:style-name="P15"><text:span text:style-name="T37">6</text:span><text:span text:style-name="T36">:W</text:span><text:span text:style-name="T18"><text:tab/></text:span><text:span text:style-name="T63">Can be read or set, but is otherwise ignored.</text:span></text:p>
      <text:p text:style-name="P19"><text:span text:style-name="T28">7</text:span><text:span text:style-name="T26">:W</text:span><text:span text:style-name="T6"><text:tab/></text:span><text:span text:style-name="T11">Read </text:span><text:span text:style-name="T8">or set the number of lines in the scrolling (command dialogue) portion of the screen.</text:span></text:p>
      <text:p text:style-name="P16"><text:span text:style-name="T36">8:W</text:span><text:span text:style-name="T18"><text:tab/></text:span><text:span text:style-name="T63">Can be read or set, but is otherwise ignored.</text:span></text:p>
      <text:p text:style-name="P15"><text:span text:style-name="T36">9:W</text:span><text:span text:style-name="T18"><text:tab/></text:span><text:span text:style-name="T63">Can be read or set, but is otherwise ignored.</text:span></text:p>
      <text:p text:style-name="P4"><text:span text:style-name="T49">Y</text:span><text:span text:style-name="T20"><text:tab/></text:span><text:span text:style-name="T49">Yank Commands (w/ yank protection)</text:span></text:p>
      <text:p text:style-name="P21"><text:span text:style-name="T22">-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1"><text:soft-page-break/><text:span text:style-name="T22">-:Y</text:span><text:span text:style-name="T21"><text:tab/></text:span><text:span text:style-name="T14">Same as the -Y command but a value is returned. This is a TECO-32 feature, and will be implemented in a future release of TECO-6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25T09:40:38.007280900</dc:date>
    <meta:editing-duration>P1DT7H40M55S</meta:editing-duration>
    <meta:editing-cycles>93</meta:editing-cycles>
    <meta:generator>LibreOffice/6.4.4.2$Linux_X86_64 LibreOffice_project/40$Build-2</meta:generator>
    <meta:document-statistic meta:table-count="0" meta:image-count="0" meta:object-count="0" meta:page-count="4" meta:paragraph-count="63" meta:word-count="829" meta:character-count="4868" meta:non-whitespace-character-count="4103"/>
  </office:meta>
</office:document-meta>
</file>